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4" style:family="paragraph" style:parent-style-name="Standard">
      <style:paragraph-properties fo:text-align="justify" style:justify-single-word="false"/>
      <style:text-properties fo:font-style="normal" fo:font-weight="bold" style:font-style-asian="normal" style:font-weight-asian="bold" style:font-style-complex="normal" style:font-weight-complex="bold"/>
    </style:style>
    <style:style style:name="P5" style:family="paragraph" style:parent-style-name="Standard">
      <style:paragraph-properties fo:text-align="justify" style:justify-single-word="false"/>
      <style:text-properties fo:font-style="normal" style:font-style-asian="normal" style:font-style-complex="normal"/>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start" style:justify-single-word="false"/>
    </style:style>
    <style:style style:name="P9" style:family="paragraph" style:parent-style-name="Text_20_body">
      <style:text-properties fo:font-weight="bold" style:font-weight-asian="bold" style:font-weight-complex="bold"/>
    </style:style>
    <style:style style:name="P10" style:family="paragraph" style:parent-style-name="Standard" style:list-style-name="L1"/>
    <style:style style:name="P11" style:family="paragraph" style:parent-style-name="Standard" style:list-style-name="L2">
      <style:paragraph-properties fo:text-align="start" style:justify-single-word="false"/>
    </style:style>
    <style:style style:name="P12" style:family="paragraph" style:parent-style-name="Standard" style:list-style-name="L7">
      <style:paragraph-properties fo:text-align="justify" style:justify-single-word="false"/>
    </style:style>
    <style:style style:name="P13" style:family="paragraph" style:parent-style-name="Standard">
      <style:paragraph-properties fo:text-align="justify" style:justify-single-word="false"/>
      <style:text-properties fo:font-style="italic" style:font-style-asian="italic" style:font-style-complex="italic"/>
    </style:style>
    <style:style style:name="P14" style:family="paragraph" style:parent-style-name="Standard" style:list-style-name="L3">
      <style:paragraph-properties fo:text-align="justify" style:justify-single-word="false"/>
      <style:text-properties fo:font-style="italic" style:font-style-asian="italic" style:font-style-complex="italic"/>
    </style:style>
    <style:style style:name="P15" style:family="paragraph" style:parent-style-name="Standard" style:list-style-name="L3">
      <style:text-properties fo:font-style="italic" style:font-style-asian="italic" style:font-style-complex="italic"/>
    </style:style>
    <style:style style:name="P16" style:family="paragraph" style:parent-style-name="Standard" style:list-style-name="L5">
      <style:text-properties fo:font-style="italic" style:font-style-asian="italic" style:font-style-complex="italic"/>
    </style:style>
    <style:style style:name="P17" style:family="paragraph" style:parent-style-name="Standard">
      <style:text-properties fo:font-style="italic" fo:font-weight="normal" style:font-style-asian="italic" style:font-weight-asian="normal" style:font-style-complex="italic" style:font-weight-complex="normal"/>
    </style:style>
    <style:style style:name="P18" style:family="paragraph" style:parent-style-name="Standard" style:list-style-name="L5">
      <style:text-properties fo:font-style="italic" fo:font-weight="normal" style:font-style-asian="italic" style:font-weight-asian="normal" style:font-style-complex="italic" style:font-weight-complex="normal"/>
    </style:style>
    <style:style style:name="P19" style:family="paragraph" style:parent-style-name="Standard">
      <style:paragraph-properties fo:text-align="justify" style:justify-single-word="false"/>
      <style:text-properties fo:font-style="italic" fo:font-weight="normal" style:font-style-asian="italic" style:font-weight-asian="normal" style:font-style-complex="italic" style:font-weight-complex="normal"/>
    </style:style>
    <style:style style:name="P20" style:family="paragraph" style:parent-style-name="Standard" style:list-style-name="L5">
      <style:paragraph-properties fo:text-align="justify" style:justify-single-word="false"/>
      <style:text-properties fo:font-style="italic" fo:font-weight="normal" style:font-style-asian="italic" style:font-weight-asian="normal" style:font-style-complex="italic" style:font-weight-complex="normal"/>
    </style:style>
    <style:style style:name="P21" style:family="paragraph" style:parent-style-name="Standard" style:list-style-name="L4"/>
    <style:style style:name="P22" style:family="paragraph" style:parent-style-name="Standard">
      <style:text-properties fo:font-weight="bold" style:font-weight-asian="bold" style:font-weight-complex="bold"/>
    </style:style>
    <style:style style:name="P23" style:family="paragraph" style:parent-style-name="Standard" style:list-style-name="L8">
      <style:paragraph-properties fo:text-align="justify" style:justify-single-word="false"/>
      <style:text-properties fo:font-style="normal" fo:font-weight="normal" style:font-style-asian="normal" style:font-weight-asian="normal" style:font-style-complex="normal" style:font-weight-complex="normal"/>
    </style:style>
    <style:style style:name="P24" style:family="paragraph" style:parent-style-name="Standard" style:list-style-name="L5">
      <style:paragraph-properties fo:text-align="justify" style:justify-single-word="false"/>
      <style:text-properties fo:font-style="normal" fo:font-weight="normal" style:font-style-asian="normal" style:font-weight-asian="normal" style:font-style-complex="normal" style:font-weight-complex="normal"/>
    </style:style>
    <style:style style:name="P25" style:family="paragraph" style:parent-style-name="Text_20_body">
      <style:text-properties fo:font-style="normal" fo:font-weight="bold" style:font-style-asian="normal" style:font-weight-asian="bold" style:font-style-complex="normal" style:font-weight-complex="bold"/>
    </style:style>
    <style:style style:name="P26" style:family="paragraph" style:parent-style-name="Text_20_body">
      <style:paragraph-properties fo:text-align="justify" style:justify-single-word="false"/>
      <style:text-properties fo:font-style="normal" fo:font-weight="bold" style:font-style-asian="normal" style:font-weight-asian="bold" style:font-style-complex="normal" style:font-weight-complex="bold"/>
    </style:style>
    <style:style style:name="P27" style:family="paragraph" style:parent-style-name="Text_20_body" style:list-style-name="L6">
      <style:paragraph-properties fo:text-align="start" style:justify-single-word="false"/>
    </style:style>
    <style:style style:name="P28" style:family="paragraph" style:parent-style-name="Heading_20_2">
      <style:paragraph-properties fo:break-before="page"/>
    </style:style>
    <style:style style:name="P29" style:family="paragraph" style:parent-style-name="Heading_20_1">
      <style:paragraph-properties fo:break-before="pag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Heading_20_1" text:outline-level="1">Contexte des modules D.L.S</text:h>
      <text:p text:style-name="Standard"/>
      <text:p text:style-name="P1">L'ensemble des programmes permettant d'agir sur l'environnement ou de réagir sur ce dernier sont appelés « Module D.L.S » ou encore « Plugin D.L.S ».</text:p>
      <text:p text:style-name="P1"/>
      <text:p text:style-name="P1">Ces programmes peuvent être édités via le menu « Admin-&gt;Plugin D.L.S » dans l'interface cliente.</text:p>
      <text:p text:style-name="P1"/>
      <text:h text:style-name="Heading_20_2" text:outline-level="2">Environnements des modules D.L.S</text:h>
      <text:p text:style-name="P1"/>
      <text:p text:style-name="P1">L'ensemble des différents modules D.L.S partagent la même mémoire d'information. Tous les bits internes sont accessibles en lecture et écriture par tous les modules D.L.S.</text:p>
      <text:p text:style-name="Standard"/>
      <text:p text:style-name="P1">Cette mémoire d'information est composée d'un ensemble de « bits internes », ayant chacun une signification propre selon son type. Il existe des bits d'entrées, d'autres de sorties, ou encore des bits de temporisations.</text:p>
      <text:p text:style-name="P1"/>
      <text:h text:style-name="Heading_20_2" text:outline-level="2">Organisation interne d'un plugin</text:h>
      <text:p text:style-name="Standard"/>
      <text:p text:style-name="Standard">Chacun des plugins D.L.S est découpé en deux zones distinctes :</text:p>
      <text:list xml:id="list1762436677" text:style-name="L1">
        <text:list-item>
          <text:p text:style-name="P10">la zone de description des ALIAS</text:p>
        </text:list-item>
        <text:list-item>
          <text:p text:style-name="P10">la zone de description du fonctionnement</text:p>
        </text:list-item>
      </text:list>
      <text:p text:style-name="Standard"/>
      <text:h text:style-name="Heading_20_3" text:outline-level="3">Zone de description des ALIAS</text:h>
      <text:p text:style-name="Standard"/>
      <text:p text:style-name="P1">L'ensemble des définitions d'alias de cette zone n'a aucun impact sur le contenu de la zone fonctionnelle, si ce n'est l'amélioration de la lisibilité, et la facilité du renommage des bits internes en cas de modification (un seul alias à modifier plutôt que l'ensemble des occurrences unitaires de la zone fonctionnelle).</text:p>
      <text:p text:style-name="P1"/>
      <text:p text:style-name="Standard">Il s'agit d'une zone donc la syntaxe est la suivante :</text:p>
      <text:p text:style-name="Standard"/>
      <text:list xml:id="list1953652598" text:style-name="L2">
        <text:list-item>
          <text:p text:style-name="P11"><text:bookmark-start text:name="__DdeLink__21_1107546015"/><text:span text:style-name="T1">ALIAS</text:span> ↔ <text:span text:style-name="T1">ID</text:span>;<text:bookmark-end text:name="__DdeLink__21_1107546015"/></text:p>
        </text:list-item>
      </text:list>
      <text:p text:style-name="Standard"/>
      <text:p text:style-name="P1">Elle commence directement par une chaine de caractères représentant l'alias, puis une double flèche (un inférieur « &lt; », un tiret « - », un supérieur « &gt; »), un IDentificateur, et enfin un point virgule terminal.</text:p>
      <text:p text:style-name="Standard"/>
      <text:p text:style-name="Standard">Des options peuvent être affectées à cet alias, en utilisant la syntaxe suivante :</text:p>
      <text:p text:style-name="Standard"/>
      <text:list xml:id="list1908059295" text:continue-numbering="true" text:style-name="L2">
        <text:list-item>
          <text:p text:style-name="P11"><text:span text:style-name="T1">ALIAS</text:span> ↔ <text:span text:style-name="T1">ID(OPTIONS)</text:span>;</text:p>
        </text:list-item>
      </text:list>
      <text:p text:style-name="Standard"/>
      <text:p text:style-name="Standard">Chaque occurrence d' «<text:span text:style-name="T1"> ALIAS </text:span>» de la zone fonctionnelle sera remplacé par « <text:span text:style-name="T1">ID(OPTIONS)</text:span> » .</text:p>
      <text:p text:style-name="P1"/>
      <text:p text:style-name="P1"/>
      <text:p text:style-name="P26">Exemple de syntaxe complète :</text:p>
      <text:list xml:id="list1811266914" text:style-name="L3">
        <text:list-item>
          <text:p text:style-name="P14"><text:soft-page-break/>VOLET_OUVERT ↔ _E01; <text:s/>/* VOLET_OUVERT sera remplacé par _E01 dans la suite */</text:p>
        </text:list-item>
      </text:list>
      <text:p text:style-name="P13"/>
      <text:h text:style-name="Heading_20_3" text:outline-level="3">Zone de description fonctionnelle</text:h>
      <text:p text:style-name="Standard"/>
      <text:p text:style-name="P1">C'est dans cette zone où toute l'intelligence du plugin va résider. C'est elle qui définie l'ensemble des comportements à avoir en fonction de l'environnement du module.</text:p>
      <text:p text:style-name="P1"/>
      <text:p text:style-name="P1">Cette zone est composée d'une suite de ligne (appelée plus tard « ligne D.L.S » dont le contenu d'une ligne suit la syntaxe suivante :</text:p>
      <text:p text:style-name="Standard"/>
      <text:list xml:id="list782601908" text:style-name="L4">
        <text:list-item>
          <text:p text:style-name="P21"><text:span text:style-name="T1">- EXPRESSION</text:span> → <text:span text:style-name="T1">LISTE_ACTIONS</text:span>;</text:p>
        </text:list-item>
      </text:list>
      <text:p text:style-name="Standard"/>
      <text:p text:style-name="P6">Elle commence par un tiret « - », suivi d'une « <text:span text:style-name="T1">EXPRESSION</text:span> », suivi par une flèche (tiret « - » puis supérieur « &gt; »), une liste d'actions séparées par des virgules et enfin, un point virgule terminal.</text:p>
      <text:h text:style-name="P29" text:outline-level="1">Grammaire et sémantique</text:h>
      <text:h text:style-name="Heading_20_2" text:outline-level="2">Un IDentificateur</text:h>
      <text:p text:style-name="Text_20_body"/>
      <text:p text:style-name="P1">Chacune des zones mémoires interne peut être adressée sous la forme d'une chaine de caractères (un « <text:span text:style-name="T3">ID</text:span> », ou IDentificateur) commençant par le type de mémoire à adresser, suivi du numéro du bit en question.</text:p>
      <text:p text:style-name="P1"/>
      <text:p text:style-name="P1">Par exemple, pour récupérer la valeur du monostable numéro 01, il faudra utiliser la syntaxe DLS suivante : « _M23 ».</text:p>
      <text:p text:style-name="P1"/>
      <text:p text:style-name="P1">Pour récupérer la valeur de l'entrée TOR numéro 02, nous utiliserons « _E02 ».</text:p>
      <text:p text:style-name="P1"/>
      <text:h text:style-name="Heading_20_2" text:outline-level="2">Une ligne D.L.S</text:h>
      <text:p text:style-name="Text_20_body"/>
      <text:p text:style-name="Text_20_body">Une ligne D.L.S est de la forme suivante :</text:p>
      <text:list xml:id="list1202669408" text:continue-numbering="true" text:style-name="L4">
        <text:list-item>
          <text:p text:style-name="P21"><text:span text:style-name="T1">- EXPRESSION</text:span> → <text:span text:style-name="T1">LISTE_ACTIONS</text:span>;</text:p>
        </text:list-item>
      </text:list>
      <text:p text:style-name="Standard"/>
      <text:p text:style-name="P1">« EXPRESSION » est un IDentificateur, ou un ensemble d'IDentificateurs liés entre eux par des opérateurs de base.</text:p>
      <text:p text:style-name="P1"/>
      <text:p text:style-name="P1">« LISTE_ACTIONS » est une liste d'un ou plusieurs d'IDentificateurs, séparés par des virgules. </text:p>
      <text:p text:style-name="P1"/>
      <text:p text:style-name="P1">Chacun des IDentificateurs, s'il est suivi par des parenthèses peut s'adjoindre une liste d'options, elles aussi séparées par des virgules.</text:p>
      <text:p text:style-name="P1"/>
      <text:p text:style-name="P26">Exemple de syntaxe complète :</text:p>
      <text:list xml:id="list1848944184" text:continue-list="list1811266914" text:style-name="L3">
        <text:list-item>
          <text:p text:style-name="P14">- _E01 . ( /_M01 + _TR01 ) → _I01(mode=0,couleur=rouge); /* Un exemple */</text:p>
        </text:list-item>
      </text:list>
      <text:p text:style-name="P13"/>
      <text:p text:style-name="P5">Nous détaillons la grammaire dans chacun des paragraphes ci dessous.</text:p>
      <text:p text:style-name="P5"><text:s/></text:p>
      <text:h text:style-name="Heading_20_2" text:outline-level="2">Les commentaires</text:h>
      <text:p text:style-name="Text_20_body"/>
      <text:p text:style-name="P6">Dans tout le code D.L.S, il est possible d'intégrer des commentaires. Utiles pour augmenter le niveau de lisibilité du code, ils permettent aussi d'accélérer la compréhension du mode de fonctionnement.</text:p>
      <text:p text:style-name="Text_20_body">Un commentaire commence par la chaine « <text:span text:style-name="T1">/* </text:span><text:span text:style-name="T2">» et se finit par la chaine « </text:span><text:span text:style-name="T1">*/ </text:span><text:span text:style-name="T2">»</text:span></text:p>
      <text:p text:style-name="P25">Exemple de syntaxe :</text:p>
      <text:list xml:id="list2031823010" text:continue-numbering="true" text:style-name="L3">
        <text:list-item>
          <text:p text:style-name="P15">- a . b → c; <text:s text:c="15"/>/* Si a et b sont vrais alors nous positionnons c */</text:p>
        </text:list-item>
      </text:list>
      <text:h text:style-name="P28" text:outline-level="2">Description des opérateurs de base</text:h>
      <text:h text:style-name="Heading_20_3" text:outline-level="3">Le ET « . »</text:h>
      <text:p text:style-name="P1"/>
      <text:p text:style-name="P6">Dans une «<text:span text:style-name="T1"> EXPRESSION </text:span>», le ET « . » permet d'opérer la fonction logique ET entre deux sous-expressions.</text:p>
      <text:p text:style-name="P7">« a . b est vrai » si et seulement si « a est vrai » et « b est vrai ».</text:p>
      <text:p text:style-name="P9">Exemple de syntaxe :</text:p>
      <text:list xml:id="list2054892035" text:style-name="L5">
        <text:list-item>
          <text:p text:style-name="P16">- a . b → c; <text:s text:c="15"/>/* Si a et b sont vrais alors nous positionnons c */</text:p>
        </text:list-item>
      </text:list>
      <text:p text:style-name="Standard"/>
      <text:p text:style-name="Standard">Le ET n'a pas de sens dans une « <text:span text:style-name="T1">LISTE_ACTIONS</text:span> ».</text:p>
      <text:p text:style-name="Standard"/>
      <text:h text:style-name="Heading_20_3" text:outline-level="3">Le OU « + »</text:h>
      <text:p text:style-name="P1"/>
      <text:p text:style-name="P6">Dans une «<text:span text:style-name="T1"> EXPRESSION </text:span>», le OU « <text:span text:style-name="T1">+</text:span> » permet d'opérer la fonction logique OU entre deux sous-expressions.</text:p>
      <text:p text:style-name="P7">« a + b est vrai » si « a est vrai » ou « b est vrai ».</text:p>
      <text:p text:style-name="P9">Exemple de syntaxe :</text:p>
      <text:list xml:id="list879953117" text:continue-numbering="true" text:style-name="L5">
        <text:list-item>
          <text:p text:style-name="P16">- a + b → c; <text:s text:c="13"/>/* Si a ou b sont vrais alors nous positionnons c */</text:p>
        </text:list-item>
      </text:list>
      <text:p text:style-name="Standard"/>
      <text:p text:style-name="Standard">Le OU n'a pas de sens dans une « <text:span text:style-name="T1">LISTE_ACTIONS</text:span> ».</text:p>
      <text:p text:style-name="Standard"/>
      <text:h text:style-name="Heading_20_3" text:outline-level="3">Le complément « / »</text:h>
      <text:p text:style-name="P6"/>
      <text:p text:style-name="P6">Dans une «<text:span text:style-name="T1"> EXPRESSION </text:span>» ou une « <text:span text:style-name="T1">LISTE_ACTIONS</text:span> », le complément « / » permet d'opérer la fonction logique NON sur l'expression suivante.</text:p>
      <text:p text:style-name="P7">« /a est vrai » si « a est faux ».</text:p>
      <text:p text:style-name="P9">Exemple de syntaxe :</text:p>
      <text:list xml:id="list1103750369" text:continue-numbering="true" text:style-name="L5">
        <text:list-item>
          <text:p text:style-name="P16">- /a → c; <text:s text:c="17"/>/* Si a est faux alors nous positionnons c à 1 */</text:p>
        </text:list-item>
        <text:list-item>
          <text:p text:style-name="P16">- a . b → /c; <text:s text:c="5"/>/* Si a et b sont vrais alors nous positionnons c à 0 */</text:p>
        </text:list-item>
      </text:list>
      <text:p text:style-name="Standard"/>
      <text:h text:style-name="Heading_20_3" text:outline-level="3">Précédences et parenthèses</text:h>
      <text:p text:style-name="P8"/>
      <text:p text:style-name="P8">Les priorités d'opérations sont les suivantes, dans l'ordre décroissant de priorité :</text:p>
      <text:list xml:id="list701144551" text:style-name="L6">
        <text:list-item>
          <text:p text:style-name="P27">Le NON</text:p>
        </text:list-item>
        <text:list-item>
          <text:p text:style-name="P27">Le ET</text:p>
        </text:list-item>
        <text:list-item>
          <text:p text:style-name="P27">Le OU</text:p>
        </text:list-item>
      </text:list>
      <text:p text:style-name="Standard"/>
      <text:p text:style-name="Standard">Ce système de priorité peut être modifié en utilisant les parenthèses ouvrantes et fermantes.</text:p>
      <text:p text:style-name="Standard"><text:soft-page-break/></text:p>
      <text:p text:style-name="P2">Exemple de syntaxe:</text:p>
      <text:p text:style-name="Standard"/>
      <text:list xml:id="list1700839360" text:continue-list="list1103750369" text:style-name="L5">
        <text:list-item>
          <text:p text:style-name="P16">- <text:s/>a + b . c → d; <text:s text:c="7"/>/* Si a est vrai, ou b et c sont vrais, alors nous positionnons d à 1 */</text:p>
        </text:list-item>
        <text:list-item>
          <text:p text:style-name="P16">- (a+b) . c → d; <text:s text:c="7"/>/* Si a ou b est vrai, et c est vrai alors nous positionnons d à 1 */</text:p>
        </text:list-item>
        <text:list-item>
          <text:p text:style-name="P16"><text:bookmark-start text:name="__DdeLink__10_1107546015"/>- a . /(b+c) → /c; <text:s text:c="5"/>/* Si a est vrai, et que l'on a ni b ni c, alors nous positionnons c à 0 */<text:bookmark-end text:name="__DdeLink__10_1107546015"/></text:p>
        </text:list-item>
      </text:list>
      <text:p text:style-name="Standard"/>
      <text:h text:style-name="P28" text:outline-level="2">Descriptions des bits internes.</text:h>
      <text:h text:style-name="Heading_20_3" text:outline-level="3"><text:s/>Les monostables _M</text:h>
      <text:p text:style-name="P1"/>
      <text:p text:style-name="P1">Les monostables sont des bits internes accessibles par le tableau « _M ».</text:p>
      <text:p text:style-name="P1"/>
      <text:p text:style-name="P1">Par exemple, « _M23 » pour le 23ième bit internes monostable.</text:p>
      <text:p text:style-name="P1"/>
      <text:p text:style-name="P1">Chacun des monostables à pour valeur soit « 0 », soit « 1 » et peut être positionné dans une « <text:span text:style-name="T1">EXPRESSION</text:span> » ou une «<text:span text:style-name="T1"> LISTE_ACTIONS </text:span>».</text:p>
      <text:p text:style-name="Standard"/>
      <text:p text:style-name="P1">Quand un monostable est utilisé dans la « <text:span text:style-name="T1">LISTE_ACTIONS</text:span> » d'une ligne D.L.S, sa valeur est positionnée à la valeur de l' « <text:span text:style-name="T1">EXPRESSION</text:span> ».</text:p>
      <text:p text:style-name="Standard"/>
      <text:p text:style-name="P2">Exemple de syntaxe :</text:p>
      <text:p text:style-name="P2"/>
      <text:list xml:id="list381107583" text:continue-numbering="true" text:style-name="L5">
        <text:list-item>
          <text:p text:style-name="P18">- a → _M23; <text:s text:c="5"/>/* Si a est vrai, _M23 = 1. Si a est faux, _M23 = 0 */</text:p>
        </text:list-item>
        <text:list-item>
          <text:p text:style-name="P18">- /_M42 → b; <text:s text:c="5"/>/* Si _M42 = 0, alors nous positionnons b à 0 */</text:p>
        </text:list-item>
      </text:list>
      <text:p text:style-name="P17"/>
      <text:h text:style-name="Heading_20_3" text:outline-level="3"><text:s/>Les bistables _B</text:h>
      <text:p text:style-name="P1"/>
      <text:p text:style-name="P1">Les bistables sont des bits internes accessibles par le tableau « _B ».</text:p>
      <text:p text:style-name="P1"/>
      <text:p text:style-name="P1">Par exemple, « _B23 » pour le 23ième bit interne bistable</text:p>
      <text:p text:style-name="P1"/>
      <text:p text:style-name="P1">Chacun des bistables à pour valeur soit 0, soit 1 et peut être positionné dans une «<text:span text:style-name="T1"> EXPRESSION </text:span>» ou une « <text:span text:style-name="T1">LISTE_ACTIONS</text:span> ».</text:p>
      <text:p text:style-name="P1"/>
      <text:p text:style-name="P1">Quand un bistable est utilisé dans la « <text:span text:style-name="T1">LISTE_ACTIONS</text:span> » d'une ligne D.L.S, sa valeur est égale à « 1 » si l'EXPRESSION est vraie.</text:p>
      <text:p text:style-name="P1"/>
      <text:p text:style-name="P2">Exemple de syntaxe :</text:p>
      <text:p text:style-name="P2"/>
      <text:list xml:id="list1143938107" text:continue-numbering="true" text:style-name="L5">
        <text:list-item>
          <text:p text:style-name="P18">- a → _B23; <text:s text:c="5"/>/* Si a est vrai, _B23 = 1. Sinon, _B23 n'est pas modifié */</text:p>
        </text:list-item>
        <text:list-item>
          <text:p text:style-name="P20">- b → /_B42; <text:s text:c="4"/>/* b est vrai, _B42 est positionné à 0. Sinon, _B42 n'est pas modifié */</text:p>
        </text:list-item>
      </text:list>
      <text:p text:style-name="P19"/>
      <text:h text:style-name="Heading_20_3" text:outline-level="3"><text:s/>Les entrée TOR _E</text:h>
      <text:p text:style-name="P1"/>
      <text:p text:style-name="P1">Les entrées Tout Ou Rien (TOR) sont des bits internes accessibles par le tableau « _E ».</text:p>
      <text:p text:style-name="P1"/>
      <text:p text:style-name="P1">Par exemple, « _E23 » pour le 23ième bit interne d'entrée TOR</text:p>
      <text:p text:style-name="P1"/>
      <text:p text:style-name="P1">Chacune des entrées TOR à pour valeur soit 0, soit 1 et ne peut être positionné que dans une «<text:span text:style-name="T1"> EXPRESSION </text:span>».</text:p>
      <text:p text:style-name="P1"/>
      <text:p text:style-name="P2">Exemple de syntaxe :</text:p>
      <text:p text:style-name="P2"/>
      <text:list xml:id="list977648468" text:continue-numbering="true" text:style-name="L5">
        <text:list-item>
          <text:p text:style-name="P18"><text:soft-page-break/>- _E23 → _B23; <text:s text:c="5"/>/* Si _E23 = 1 alors _B23 = 1 */</text:p>
        </text:list-item>
        <text:list-item>
          <text:p text:style-name="P20">- /_E24 → /_B23; <text:s text:c="4"/>/* Si _E24 = 0 alors _B23 = 0 */</text:p>
        </text:list-item>
      </text:list>
      <text:p text:style-name="P19"/>
      <text:h text:style-name="Heading_20_3" text:outline-level="3"><text:s/>Les sorties TOR _A</text:h>
      <text:p text:style-name="Standard"/>
      <text:p text:style-name="P1">Les sorties Tout Ou Rien (TOR) sont des bits internes accessibles par le tableau « _A », comme actionneurs.</text:p>
      <text:p text:style-name="P1"/>
      <text:p text:style-name="P1">Par exemple, « _A23 » pour le 23ième bit interne de sortie TOR.</text:p>
      <text:p text:style-name="P1"/>
      <text:p text:style-name="P1">Chacune des sorties TOR à pour valeur soit 0, soit 1 et ne peut être positionné que dans une «<text:span text:style-name="T1"> LISTE_ACTIONS </text:span>».</text:p>
      <text:p text:style-name="P1"/>
      <text:p text:style-name="P2">Exemple de syntaxe :</text:p>
      <text:p text:style-name="P2"/>
      <text:list xml:id="list1609840749" text:continue-numbering="true" text:style-name="L5">
        <text:list-item>
          <text:p text:style-name="P18">- _E23 → _A23; <text:s text:c="5"/>/* Si _E23 = 1 alors _A23 = 1 */</text:p>
        </text:list-item>
        <text:list-item>
          <text:p text:style-name="P20">- /_E24 → /_A23; <text:s text:c="4"/>/* Si _E24 = 0 alors _A23 = 0 */</text:p>
        </text:list-item>
      </text:list>
      <text:p text:style-name="Standard"/>
      <text:h text:style-name="Heading_20_3" text:outline-level="3"><text:s/>Les Entrée ANA _EA</text:h>
      <text:h text:style-name="Heading_20_3" text:outline-level="3">Les Sorties ANA _AA</text:h>
      <text:h text:style-name="Heading_20_3" text:outline-level="3"><text:s/>Les compteurs horaires _CH</text:h>
      <text:p text:style-name="P1"/>
      <text:p text:style-name="P1">Les compteurs horaires sont des bits internes accessibles par le tableau « _CH ».</text:p>
      <text:p text:style-name="P1"/>
      <text:p text:style-name="P1">Par exemple, « _CH23 » pour le 23ième compteurs horaire.</text:p>
      <text:p text:style-name="P1"/>
      <text:p text:style-name="P1">Chacun des compteurs horaires à une valeur entière représentant le nombre de minutes ou le compteur est activé, depuis les origines des temps. Un compteur horaire peut être positionné dans une « <text:span text:style-name="T1">EXPRESSION</text:span> » ou une «<text:span text:style-name="T1"> LISTE_ACTIONS </text:span>».</text:p>
      <text:p text:style-name="P1"/>
      <text:p text:style-name="P1">Un compteur horaire autorise les options suivantes :</text:p>
      <text:list xml:id="list904850733" text:style-name="L7">
        <text:list-item>
          <text:p text:style-name="P12">reset=1 pour remettre le compteur horaire à zero.</text:p>
        </text:list-item>
      </text:list>
      <text:p text:style-name="P1"/>
      <text:p text:style-name="P2">Exemple de syntaxe :</text:p>
      <text:p text:style-name="P2"/>
      <text:list xml:id="list732322278" text:continue-list="list1609840749" text:style-name="L5">
        <text:list-item>
          <text:p text:style-name="P18">- _CH01 &gt; 25.0 → _A23; <text:s text:c="5"/>/* Si on dépasse 25 minutes alors _A23 = 1 */</text:p>
        </text:list-item>
        <text:list-item>
          <text:p text:style-name="P20">- _E01 → _CH01; <text:s text:c="4"/>/* Si _E01 = 1 alors le compteur continue à décompter. Sinon sa valeur reste inchangée */</text:p>
        </text:list-item>
        <text:list-item>
          <text:p text:style-name="P20">- _E02 → _CH01(reset=1); <text:s text:c="4"/>/* Si _E02 = 1 alors le compteur est remis à zero */</text:p>
        </text:list-item>
      </text:list>
      <text:h text:style-name="Heading_20_3" text:outline-level="3"><text:s/>Les compteurs d'impulsions _CI</text:h>
      <text:h text:style-name="Heading_20_3" text:outline-level="3"><text:s/>Les temporisations retard _TR</text:h>
      <text:p text:style-name="P1"/>
      <text:p text:style-name="P1">Les temporisations Retard sont des bits internes accessibles par le tableau « _TR ».</text:p>
      <text:p text:style-name="P1"><text:soft-page-break/></text:p>
      <text:p text:style-name="P1">Par exemple, « _TR23 » pour la 23ième temporisation</text:p>
      <text:p text:style-name="P1"/>
      <text:p text:style-name="P1">Chacune des temporisations retard à pour valeur soit 0, soit 1 et peut être positionné dans une «<text:span text:style-name="T1"> LISTE_ACTIONS </text:span>» ou un «<text:span text:style-name="T1"> EXPRESSION </text:span>».</text:p>
      <text:p text:style-name="P1"/>
      <text:p text:style-name="P1">Lorsque la temporisation est dans une «<text:span text:style-name="T1"> EXPRESSION </text:span>», et si cette «<text:span text:style-name="T1"> EXPRESSION </text:span>» est vraie, alors la temporisation commence à décompter.</text:p>
      <text:p text:style-name="P1">Si l'«<text:span text:style-name="T1"> EXPRESSION </text:span>» devient fausse avant que le temporisation atteigne sa consigne, celle ci se remet à 0.</text:p>
      <text:p text:style-name="P1">Si l'«<text:span text:style-name="T1"> EXPRESSION </text:span>» reste vraie pendant après que la temporisation ait atteint sa consigne, celle ci devient vraie à son tour</text:p>
      <text:p text:style-name="P1"/>
      <text:p text:style-name="P4">Comportement spécial du complément :</text:p>
      <text:p text:style-name="P4"/>
      <text:p text:style-name="P3">La représentation « /_TR » n'est pas exactement identique au complément de la valeur de la temporisation. Cette notation à les valeurs suivante :</text:p>
      <text:list xml:id="list1731965414" text:style-name="L8">
        <text:list-item>
          <text:p text:style-name="P23">0 si la temporisation n'est pas en cours de décompte</text:p>
        </text:list-item>
        <text:list-item>
          <text:p text:style-name="P23">1 si la temporisation est en cours de décompte</text:p>
        </text:list-item>
      </text:list>
      <text:p text:style-name="P2"/>
      <text:p text:style-name="P2">Exemple de syntaxe :</text:p>
      <text:p text:style-name="P2"/>
      <text:list xml:id="list2024211428" text:continue-list="list732322278" text:style-name="L5">
        <text:list-item>
          <text:p text:style-name="P18">- _E01 → _TR23; <text:s text:c="5"/>/* Si _E01 = 1 alors la temporisation commence le décompte */</text:p>
        </text:list-item>
        <text:list-item>
          <text:p text:style-name="P20">- <text:s/>TR23 → _A01; <text:s text:c="4"/>/* Au bout du décompte, A01 est positionné à 1 */</text:p>
        </text:list-item>
      </text:list>
      <text:p text:style-name="P19"/>
      <text:h text:style-name="Heading_20_3" text:outline-level="3">Les Messages _MSG</text:h>
      <text:h text:style-name="Heading_20_3" text:outline-level="3">Les icones _I</text:h>
      <text:p text:style-name="Text_20_body"/>
      <text:p text:style-name="Standard"/>
      <text:h text:style-name="Heading_20_3" text:outline-level="3">Bits spéciaux.</text:h>
      <text:p text:style-name="Text_20_body"/>
      <text:list xml:id="list1093443322" text:continue-numbering="true" text:style-name="L5">
        <text:list-item>
          <text:p text:style-name="P24">_B0 : change d'état tous les tours programme</text:p>
        </text:list-item>
        <text:list-item>
          <text:p text:style-name="P24">_B1 : toujours à « 0 »</text:p>
        </text:list-item>
        <text:list-item>
          <text:p text:style-name="P24">_B2 : toujours à « 1 »</text:p>
        </text:list-item>
        <text:list-item>
          <text:p text:style-name="P24">_B4 : change d'etat toutes les secondes</text:p>
        </text:list-item>
        <text:list-item>
          <text:p text:style-name="P24">_B5 : change d'état toutes les demi-secondes</text:p>
        </text:list-item>
        <text:list-item>
          <text:p text:style-name="P24">_B6 : change d'état tous les 3 dizièmes de secondes</text:p>
        </text:list-item>
        <text:list-item>
          <text:p text:style-name="P24">_I1: icône toujours en mode 0, couleur roug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8-02T11:15:14.77</meta:creation-date>
    <dc:date>2011-08-02T15:18:16.79</dc:date>
    <meta:editing-duration>PT04H02M46S</meta:editing-duration>
    <meta:editing-cycles>60</meta:editing-cycles>
    <meta:generator>OpenOffice.org/3.2$Linux OpenOffice.org_project/320m15$Build-9492</meta:generator>
    <meta:document-statistic meta:table-count="0" meta:image-count="0" meta:object-count="0" meta:page-count="8" meta:paragraph-count="142" meta:word-count="1892" meta:character-count="9819"/>
  </office:meta>
</office:document-meta>
</file>